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50%"/>
      <style:text-properties fo:language="en" fo:country="US"/>
    </style:style>
    <style:style style:name="P2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3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4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5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6" style:parent-style-name="ListParagraph" style:list-style-name="LFO5" style:family="paragraph">
      <style:paragraph-properties fo:text-align="justify" fo:margin-top="0.0694in" fo:margin-bottom="0.0694in" fo:line-height="150%"/>
    </style:style>
    <style:style style:name="T7" style:parent-style-name="DefaultParagraphFont" style:family="text">
      <style:text-properties fo:language="en" fo:country="US"/>
    </style:style>
    <style:style style:name="P8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9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0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11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2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3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4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5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16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7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18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19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20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21" style:parent-style-name="ListParagraph" style:family="paragraph">
      <style:paragraph-properties fo:text-align="justify" fo:margin-top="0.0694in" fo:margin-bottom="0.0694in" fo:line-height="150%"/>
      <style:text-properties fo:language="en" fo:country="US"/>
    </style:style>
    <style:style style:name="P22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23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24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25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26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27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28" style:parent-style-name="ListParagraph" style:list-style-name="LFO3" style:family="paragraph">
      <style:paragraph-properties fo:text-align="justify" fo:margin-top="0.0694in" fo:margin-bottom="0.0694in" fo:line-height="150%"/>
      <style:text-properties fo:language="en" fo:country="US"/>
    </style:style>
    <style:style style:name="P29" style:parent-style-name="ListParagraph" style:list-style-name="LFO5" style:family="paragraph">
      <style:paragraph-properties fo:text-align="justify" fo:margin-top="0.0694in" fo:margin-bottom="0.0694in" fo:line-height="150%"/>
      <style:text-properties fo:language="en" fo:country="US"/>
    </style:style>
    <style:style style:name="P30" style:parent-style-name="ListParagraph" style:family="paragraph">
      <style:paragraph-properties fo:text-align="justify" fo:margin-top="0.0694in" fo:margin-bottom="0.0694in" fo:line-height="150%"/>
      <style:text-properties fo:language="en" fo:country="US"/>
    </style:style>
    <style:style style:name="P31" style:parent-style-name="ListParagraph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</office:automatic-styles>
  <office:body>
    <office:text text:use-soft-page-breaks="true">
      <text:p text:style-name="P1">-------------------------- Các chức năng cơ bản của trang web --------------------------</text:p>
      <text:list text:style-name="LFO3" text:continue-numbering="true">
        <text:list-item>
          <text:p text:style-name="P2">Chức năng quản trị hệ thống.</text:p>
        </text:list-item>
      </text:list>
      <text:list text:style-name="LFO5" text:continue-numbering="true">
        <text:list-item>
          <text:p text:style-name="P3">Cho phép thêm sửa xóa danh mục sản phẩm</text:p>
        </text:list-item>
        <text:list-item>
          <text:p text:style-name="P4">Cho phép thêm, sửa, xóa sản phẩm</text:p>
        </text:list-item>
        <text:list-item>
          <text:p text:style-name="P5">Cho phép quản lý đơn đặt hàng của khách hàng</text:p>
        </text:list-item>
        <text:list-item>
          <text:p text:style-name="P6"><text:span text:style-name="T7">Cho phép quản lý chi tiết thông tin sản phẩm (</text:span>mã sản phẩm, tên sản phẩm, giá cũ, giá mới, giá khuyến mại, nhà cung cấp/sản xuất, mô tả ngắn về sản phẩm, thông tin chi tiết về sản phẩm, tình trạng sản phẩm,...)</text:p>
        </text:list-item>
        <text:list-item>
          <text:p text:style-name="P8">Cho phép quản lý thông tin khách hàng</text:p>
        </text:list-item>
        <text:list-item>
          <text:p text:style-name="P9">Cho phép quản lý thông tin nhân viên</text:p>
        </text:list-item>
      </text:list>
      <text:list text:style-name="LFO3" text:continue-numbering="true">
        <text:list-item>
          <text:p text:style-name="P10">Chức năng đăng ký, đăng nhập,<text:s/>quên mật khẩu</text:p>
        </text:list-item>
      </text:list>
      <text:list text:style-name="LFO5" text:continue-numbering="true">
        <text:list-item>
          <text:p text:style-name="P11">Cho phép khách hàng có thế đăng ký tài khoản để nhận thông báo trương trình khuyến mãi</text:p>
        </text:list-item>
        <text:list-item>
          <text:p text:style-name="P12">Đăng nhập giúp khách hàng đăng nhập dễ dàng vào trang web</text:p>
        </text:list-item>
        <text:list-item>
          <text:p text:style-name="P13">Cho phép có thể lấy lại mật khâu khi quên</text:p>
        </text:list-item>
        <text:list-item>
          <text:p text:style-name="P14">Đôi với trang quản trị Đăng nhập giúp cho admin và user nhân viên có thể đến trang quản trị hệ thống</text:p>
        </text:list-item>
      </text:list>
      <text:list text:style-name="LFO3" text:continue-numbering="true">
        <text:list-item>
          <text:p text:style-name="P15">Chức năng phân quyền hạng</text:p>
        </text:list-item>
      </text:list>
      <text:list text:style-name="LFO5" text:continue-numbering="true">
        <text:list-item>
          <text:p text:style-name="P16">Phân quyền hạng đối với user khách hàng có thể trực tiếp sử dụng trang web không cần đăng nhập,</text:p>
        </text:list-item>
        <text:list-item>
          <text:p text:style-name="P17">Phân quyền hạng đối với admin phải bắt buộc đăng nhập để dẫn vào trang quản trị hệ thống</text:p>
        </text:list-item>
      </text:list>
      <text:list text:style-name="LFO3" text:continue-numbering="true">
        <text:list-item>
          <text:p text:style-name="P18">Chức năng thanh toán</text:p>
        </text:list-item>
      </text:list>
      <text:list text:style-name="LFO5" text:continue-numbering="true">
        <text:list-item>
          <text:p text:style-name="P19">Cho phép khách hàng có thể<text:s/><text:s/>chọn<text:s/>thanh toán trực tiếp thông qua các hình thức ( Bằng qr code, tài khoản ngân hàng, ví điện tử, momo, zaloplay,…) hoặc hình thức thanh toán sau khi nhận hàng</text:p>
        </text:list-item>
      </text:list>
      <text:list text:style-name="LFO3" text:continue-numbering="true">
        <text:list-item>
          <text:p text:style-name="P20">Chức năng xem thông tin trang web</text:p>
        </text:list-item>
      </text:list>
      <text:p text:style-name="P21">Khách hàng có thể xem sản phẩm , thông tin trang web không cần đăng nhập</text:p>
      <text:list text:style-name="LFO3" text:continue-numbering="true">
        <text:list-item>
          <text:p text:style-name="P22">Chức năng giỏ hàng</text:p>
        </text:list-item>
      </text:list>
      <text:list text:style-name="LFO5" text:continue-numbering="true">
        <text:list-item>
          <text:p text:style-name="P23">Cho phép khách hàng khi lựa chọn sản phẩm có thể lưu trữ trong giỏ để tiện mua 1 thể</text:p>
        </text:list-item>
      </text:list>
      <text:list text:style-name="LFO3" text:continue-numbering="true">
        <text:list-item>
          <text:p text:style-name="P24">Chức năng tìm kiếm</text:p>
        </text:list-item>
      </text:list>
      <text:list text:style-name="LFO5" text:continue-numbering="true">
        <text:list-item>
          <text:p text:style-name="P25">Cho phép khách hàng tìm kiếm sản phẩm theo tên, danh mục, giá cả, loại sản phẩm, thương hiệu</text:p>
        </text:list-item>
      </text:list>
      <text:list text:style-name="LFO3" text:continue-numbering="true">
        <text:list-item>
          <text:p text:style-name="P26">Chứ năng mua hàng.</text:p>
        </text:list-item>
      </text:list>
      <text:list text:style-name="LFO5" text:continue-numbering="true">
        <text:list-item>
          <text:p text:style-name="P27">Cho phép khách hàng có thể mua hàng trưc tiếp, hoặc vào giỏ hàng để mua</text:p>
        </text:list-item>
      </text:list>
      <text:soft-page-break/>
      <text:list text:style-name="LFO3" text:continue-numbering="true">
        <text:list-item>
          <text:p text:style-name="P28">Chức năng bình <text:s/>luận đánh giá</text:p>
        </text:list-item>
      </text:list>
      <text:list text:style-name="LFO5" text:continue-numbering="true">
        <text:list-item>
          <text:p text:style-name="P29">Cho phép khách hàng có thể bình luận đánh giá sản phẩm <text:s/>sau khi mua hàng</text:p>
        </text:list-item>
      </text:list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Arial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Arial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h Ngô Minh</meta:initial-creator>
    <dc:creator>Anh Ngô Minh</dc:creator>
    <meta:creation-date>2023-10-10T17:30:00Z</meta:creation-date>
    <dc:date>2023-10-10T18:10:00Z</dc:date>
    <meta:template xlink:href="Normal" xlink:type="simple"/>
    <meta:editing-cycles>1</meta:editing-cycles>
    <meta:editing-duration>PT2400S</meta:editing-duration>
    <meta:document-statistic meta:page-count="2" meta:paragraph-count="3" meta:word-count="267" meta:character-count="1791" meta:row-count="12" meta:non-whitespace-character-count="1527"/>
  </office:meta>
</office:document-meta>
</file>